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346d75"/>
    </style:style>
    <style:style style:name="P2" style:family="paragraph" style:parent-style-name="Standard">
      <style:paragraph-properties fo:text-align="center" style:justify-single-word="false"/>
      <style:text-properties fo:font-size="15pt" officeooo:rsid="002863b1" officeooo:paragraph-rsid="00346d75" style:font-size-asian="15pt" style:font-size-complex="15pt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Text_20_body">
      <style:text-properties officeooo:paragraph-rsid="0034e87f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6ca81" officeooo:paragraph-rsid="0036ca81" style:font-weight-asian="bold" style:font-weight-complex="bold"/>
    </style:style>
    <style:style style:name="P7" style:family="paragraph" style:parent-style-name="Text_20_body">
      <style:text-properties fo:font-weight="normal" officeooo:rsid="003783c7" officeooo:paragraph-rsid="003783c7" style:font-weight-asian="normal" style:font-weight-complex="normal"/>
    </style:style>
    <style:style style:name="P8" style:family="paragraph" style:parent-style-name="Text_20_body">
      <style:text-properties fo:font-weight="normal" officeooo:rsid="003783c7" officeooo:paragraph-rsid="00393d6f" style:font-weight-asian="normal" style:font-weight-complex="normal"/>
    </style:style>
    <style:style style:name="P9" style:family="paragraph" style:parent-style-name="Text_20_body">
      <style:text-properties fo:font-weight="normal" officeooo:rsid="00393d6f" officeooo:paragraph-rsid="00393d6f" style:font-weight-asian="normal" style:font-weight-complex="normal"/>
    </style:style>
    <style:style style:name="P10" style:family="paragraph" style:parent-style-name="Text_20_body">
      <style:text-properties officeooo:rsid="003bce72" officeooo:paragraph-rsid="003de380"/>
    </style:style>
    <style:style style:name="P11" style:family="paragraph" style:parent-style-name="Heading_20_3">
      <style:text-properties fo:font-weight="bold" officeooo:rsid="004032b2" officeooo:paragraph-rsid="004032b2" style:font-weight-asian="bold" style:font-weight-complex="bold"/>
    </style:style>
    <style:style style:name="P12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36ca81"/>
    </style:style>
    <style:style style:name="P15" style:family="paragraph" style:parent-style-name="Text_20_body">
      <style:text-properties officeooo:paragraph-rsid="003bce72"/>
    </style:style>
    <style:style style:name="P16" style:family="paragraph" style:parent-style-name="Text_20_body">
      <style:text-properties officeooo:rsid="003fff9a" officeooo:paragraph-rsid="003fff9a"/>
    </style:style>
    <style:style style:name="P17" style:family="paragraph" style:parent-style-name="Text_20_body">
      <style:text-properties fo:font-weight="normal" officeooo:rsid="004032b2" officeooo:paragraph-rsid="004032b2" style:font-weight-asian="normal" style:font-weight-complex="normal"/>
    </style:style>
    <style:style style:name="P18" style:family="paragraph" style:parent-style-name="Text_20_body">
      <style:text-properties officeooo:paragraph-rsid="004032b2"/>
    </style:style>
    <style:style style:name="P19" style:family="paragraph" style:parent-style-name="Text_20_body">
      <style:text-properties officeooo:rsid="004032b2" officeooo:paragraph-rsid="004032b2"/>
    </style:style>
    <style:style style:name="P20" style:family="paragraph" style:parent-style-name="Text_20_body">
      <style:text-properties officeooo:rsid="00429e7d" officeooo:paragraph-rsid="00440e2d"/>
    </style:style>
    <style:style style:name="P21" style:family="paragraph" style:parent-style-name="Text_20_body">
      <style:text-properties officeooo:paragraph-rsid="00440e2d"/>
    </style:style>
    <style:style style:name="T1" style:family="text">
      <style:text-properties officeooo:rsid="0034e87f"/>
    </style:style>
    <style:style style:name="T2" style:family="text">
      <style:text-properties officeooo:rsid="0036ca81"/>
    </style:style>
    <style:style style:name="T3" style:family="text">
      <style:text-properties officeooo:rsid="00393d6f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officeooo:rsid="003de380"/>
    </style:style>
    <style:style style:name="T6" style:family="text">
      <style:text-properties fo:color="#2a00ff" style:font-name="Consolas" fo:font-size="10pt" fo:font-weight="normal" officeooo:rsid="003bce72" style:font-size-asian="10pt" style:font-weight-asian="normal" style:font-weight-complex="normal"/>
    </style:style>
    <style:style style:name="T7" style:family="text">
      <style:text-properties fo:font-weight="normal" officeooo:rsid="003bce72" style:font-weight-asian="normal" style:font-weight-complex="normal"/>
    </style:style>
    <style:style style:name="T8" style:family="text">
      <style:text-properties fo:font-weight="normal" officeooo:rsid="00393d6f" style:font-weight-asian="normal" style:font-weight-complex="normal"/>
    </style:style>
    <style:style style:name="T9" style:family="text">
      <style:text-properties fo:font-weight="normal" officeooo:rsid="00415195" style:font-weight-asian="normal" style:font-weight-complex="normal"/>
    </style:style>
    <style:style style:name="T10" style:family="text">
      <style:text-properties officeooo:rsid="004032b2"/>
    </style:style>
    <style:style style:name="T11" style:family="text">
      <style:text-properties officeooo:rsid="00415195"/>
    </style:style>
    <style:style style:name="T12" style:family="text">
      <style:text-properties officeooo:rsid="00440e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2" text:outline-level="2">Instrukcja wdrożeniowa <text:s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Tytuł projektu: </text:p>
      <text:p text:style-name="P3">Cars shop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T1">1.K</text:span>ompilowanie kodu źródłowego</text:h>
      <text:p text:style-name="Text_20_body"/>
      <text:p text:style-name="P5">Przygotowanie środowiska</text:p>
      <text:p text:style-name="Text_20_body">W tym etapie należy zainstalować na stacji roboczej i skonfigurować wszystkie komponenty wymagane do implementacji i testowania rozwiązania:</text:p>
      <text:p text:style-name="Text_20_body"/>
      <text:list xml:id="list3587573492" text:style-name="L1">
        <text:list-item>
          <text:p text:style-name="P13">Silnik bazy danych PostgreSQL i narządzie do zarządzania bazą i wykonywania zapytań (np. pgAdmin)</text:p>
        </text:list-item>
        <text:list-item>
          <text:p text:style-name="P13">Java (JDK)</text:p>
        </text:list-item>
        <text:list-item>
          <text:p text:style-name="P13">IDE (Java i TypeScript) - wybór według własnych preferencji, np:</text:p>
          <text:list>
            <text:list-item>
              <text:p text:style-name="P13">IntelliJ IDEA</text:p>
            </text:list-item>
            <text:list-item>
              <text:p text:style-name="P14">Eclipse</text:p>
            </text:list-item>
            <text:list-item>
              <text:p text:style-name="P14">Visual Studio Code</text:p>
            </text:list-item>
          </text:list>
        </text:list-item>
        <text:list-item>
          <text:p text:style-name="P13">Środowisko dla Angular <text:span text:style-name="T2">(np. Visual Studio Code)</text:span></text:p>
        </text:list-item>
        <text:list-item>
          <text:p text:style-name="P13">Narzędzia do budowania projektów Java: Maven lub Gradle</text:p>
        </text:list-item>
      </text:list>
      <text:p text:style-name="Text_20_body"/>
      <text:p text:style-name="P10">Stworzenie bazy danych o zadanej nazwie (nazwa podawana w pliku </text:p>
      <text:p text:style-name="P10">SpringRESTPostgreSQL-Server\SpringRESTPostgreSQL\src\main\resources<text:span text:style-name="T5">\</text:span>application.properties</text:p>
      <text:p text:style-name="P10"><text:s/>w linijce <text:span text:style-name="T4">spring.datasource.url)</text:span></text:p>
      <text:p text:style-name="P4"/>
      <text:p text:style-name="P6">Kompilacja kodu źródłowego Java</text:p>
      <text:p text:style-name="P7">Kompilacja odbywa się przy pomocy odpalenia projektu za pomocą wtyczki Spring Boot-a.</text:p>
      <text:p text:style-name="P7">Po odpaleniu program powinien się zbudować bez błędów.</text:p>
      <text:p text:style-name="P6"/>
      <text:p text:style-name="P6">Kompilacja kodu źródłowego Angular</text:p>
      <text:p text:style-name="P8">Kompilowanie kodu źródłowego plików<text:span text:style-name="T3"> odbywa się przy użyciu terminala i </text:span></text:p>
      <text:p text:style-name="P9">polecenia - „ng serve”</text:p>
      <text:p text:style-name="P9">Terminal należy otworzyć za pomocą używanego programu lub w folderze głównym plików. <text:span text:style-name="T11">(folder angular-spring-boot )</text:span></text:p>
      <text:p text:style-name="P4"/>
      <text:p text:style-name="P4"/>
      <text:h text:style-name="Heading_20_3" text:outline-level="3"><text:soft-page-break/><text:span text:style-name="T1">2.I</text:span>nstalowanie poszczególnych komponentów</text:h>
      <text:p text:style-name="Text_20_body"/>
      <text:p text:style-name="P16">Instalacja pliku .jar serwera – w celu uruchomienia pliku należy w folderze , w którym ten plik znajduje się otworzyć wiersz poleceń. Następnie w wierszu poleceń wpisać komendę „java -jar nazwa-pliku.jar”.</text:p>
      <text:p text:style-name="P16">W przypadku braku takowej komendy w systemie należy dodać systemową zmienną środowiskową podając w zmiennej „Path” ścieżkę do folderu „bin” zainstalowanej javy.</text:p>
      <text:p text:style-name="P16"/>
      <text:p text:style-name="P20">W celu <text:span text:style-name="T12">wyeksportowania plików projektu w angularze należy użyć komendy „ng <text:s/>build” </text:span><text:span text:style-name="T8">w folderze głównym plików. </text:span><text:span text:style-name="T9">(folder angular-spring-boot )</text:span><text:span text:style-name="T12"> </text:span></text:p>
      <text:p text:style-name="P16">Po pomyślnym zbudowaniu utworzy folder folderów <text:span text:style-name="T12">(o nazwie „dist”)</text:span> w katalogu, który zawiera wszystkie niezbędne pliki zbudowane z twojego projektu.</text:p>
      <text:p text:style-name="P16"/>
      <text:p text:style-name="Text_20_body">Możesz teraz przesłać wszystkie pliki z folderu / dist na swój serwer.</text:p>
      <text:p text:style-name="Text_20_body">Po przesłaniu aplikacji pamiętaj, że jeśli załadowałeś pliki w folderze, który nie jest relatywny do domeny, będziesz musiał edytować tag &lt;base&gt; w swoim index.html. Zobacz przykład poniżej:</text:p>
      <text:p text:style-name="P21"><text:span text:style-name="T12">Przykładowo</text:span> domena to http://test.abc.com, która wskazuje <text:span text:style-name="T12">na</text:span> / public / test / . <text:span text:style-name="T12">Pliki </text:span>ład<text:span text:style-name="T12">ujemy</text:span> do folderu o nazwie angular. <text:span text:style-name="T12">D</text:span>ostęp do aplikacji <text:span text:style-name="T12">będzie nadany</text:span> przez http://test.abc.com/angular. <text:span text:style-name="T12">W tym celu należy wyedytować tag podstawowy w index.html aby mieś możliwość uruchomienia na &lt;base href = ”/ angular /”&gt;.</text:span></text:p>
      <text:p text:style-name="Text_20_body"/>
      <text:h text:style-name="Heading_20_3" text:outline-level="3"/>
      <text:h text:style-name="Heading_20_3" text:outline-level="3"><text:span text:style-name="T1">3.D</text:span>ostępne parametry i opcje konfiguracyjne</text:h>
      <text:h text:style-name="P11" text:outline-level="3"/>
      <text:p text:style-name="P19">Wszelkie dostępne opcje konfiguracyjne aplikacji dostępne są w pliku application.properties:</text:p>
      <text:p text:style-name="Text_20_body"><text:span text:style-name="T7"><text:s/></text:span><text:span text:style-name="T6">spring.datasource.url=jdbc:postgresql://localhost/cars</text:span> – <text:span text:style-name="T10">ścieżka dostępu do bazy danych (razem z jej nazwą)</text:span> <text:s text:c="24"/></text:p>
      <text:p text:style-name="P15"><text:span text:style-name="T6">spring.datasource.username=postgres</text:span> – <text:span text:style-name="T10">nazwa użytkownika bazy danych</text:span> <text:s text:c="45"/></text:p>
      <text:p text:style-name="P15"><text:span text:style-name="T6">spring.datasource.password=root </text:span>– hasło użytkownika bazy danych</text:p>
      <text:p text:style-name="P18"><text:span text:style-name="T6">spring.jpa.generate-ddl=true </text:span>– opcja automatycznego generowania struktury bazy danych</text:p>
      <text:p text:style-name="P15"><text:span text:style-name="T6">springrest.postgresql.app.jwtSecret=JWTSecretForm </text:span>– parametr szyfrujący token</text:p>
      <text:p text:style-name="P15"><text:span text:style-name="T6">springrest.postgresql.app.jwtExpiration=86400 </text:span>– czas (w sekundach) do wygaśnięcia tokenu [okres wygaśnięcia tokenu dla zalogowanego użytkownika]</text:p>
      <text:p text:style-name="P17"><text:soft-page-break/>(powyżej podano wartości domyśl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6T12:14:14.974000000</dc:date>
    <meta:editing-duration>PT17H54M39S</meta:editing-duration>
    <meta:editing-cycles>29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41" meta:word-count="398" meta:character-count="3210" meta:non-whitespace-character-count="2774"/>
  </office:meta>
</office:document-meta>
</file>